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** Schüler 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chuljahr</text:p>
          </table:table-cell>
          <table:table-cell office:value-type="float" office:value="2016" calcext:value-type="float">
            <text:p>20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Sortier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Eintrittsdatum</text:p>
          </table:table-cell>
          <table:table-cell office:value-type="string" calcext:value-type="string">
            <text:p>Schulaustritt</text:p>
          </table:table-cell>
          <table:table-cell office:value-type="string" calcext:value-type="string">
            <text:p>Weitere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Erger Anto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ruenberg von Alber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oestlich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hwips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ufrisch Tanj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Dornbusch Cecilia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Dornbu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706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ose Luzie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Los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zie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angenhagen</text:p>
          </table:table-cell>
          <table:table-cell office:value-type="string" calcext:value-type="string">
            <text:p>2015-09-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ig Annegret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unte Berth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arstensen Christi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emmermann Davi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rlen zu den Ole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nsky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emann Nele</text:p>
          </table:table-cell>
          <table:table-cell office:value-type="string" calcext:value-type="string">
            <text:p>Nel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lass Penelop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stet Irmgard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office:value-type="string" calcext:value-type="string">
            <text:p>2016-01-3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mundsen 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lumig Bettina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hristiansen Carst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onau Dan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assau Erns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athenau 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ark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reng Susanne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rnold Rufu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uerre Rob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lanzlicht Stefani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arnisch Hermione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ohmeier Lieselotte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ndelbrot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lzingen vo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strein Renate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QUALI_D:2015-09-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8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aendier Rudolf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Ränd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dolf Serädnös</text:p>
          </table:table-cell>
          <table:table-cell office:value-type="string" calcext:value-type="string">
            <text:p>1998-04-01</text:p>
          </table:table-cell>
          <table:table-cell office:value-type="string" calcext:value-type="string">
            <text:p>Lappla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dpol</text:p>
          </table:table-cell>
          <table:table-cell office:value-type="string" calcext:value-type="string">
            <text:p>2012-12-2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oellerman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ieblich Luci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usterschueler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iemann La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Veldt van der Olivi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QUALI_D:2014-09-11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13:05:39.72186367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5-08T07:25:00</meta:creation-date>
    <dc:date>2020-05-09T13:06:10.512738560</dc:date>
    <meta:generator>LibreOffice/6.1.5.2$Linux_X86_64 LibreOffice_project/10$Build-2</meta:generator>
    <meta:editing-duration>PT31S</meta:editing-duration>
    <meta:editing-cycles>1</meta:editing-cycles>
    <meta:document-statistic meta:table-count="1" meta:cell-count="497" meta:object-count="0"/>
    <meta:user-defined meta:name="AppVersion">3.0</meta:user-defined>
  </office:meta>
</office:document-meta>
</file>